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utch" svg:font-family="Dutch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text-properties style:font-name="Arial1" fo:font-size="11pt" style:font-size-asian="11pt" style:font-name-complex="Arial1"/>
    </style:style>
    <style:style style:name="P2" style:family="paragraph" style:parent-style-name="Standard">
      <style:text-properties style:font-name="Dutch" fo:font-size="11pt" style:font-size-asian="11pt" style:font-name-complex="Dutch"/>
    </style:style>
    <style:style style:name="P3" style:family="paragraph" style:parent-style-name="Standard">
      <loext:graphic-properties draw:fill="solid" draw:fill-color="#f2f2f2"/>
      <style:paragraph-properties fo:background-color="#f2f2f2"/>
    </style:style>
    <style:style style:name="T1" style:family="text">
      <style:text-properties style:font-name="Arial1" fo:font-size="11pt" style:font-size-asian="11pt" style:font-name-complex="Arial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2pt" style:font-size-asian="12pt"/>
    </style:style>
    <style:style style:name="fr1" style:family="graphic" style:parent-style-name="Frame">
      <style:graphic-properties fo:margin-left="0.098in" fo:margin-right="0.098in" fo:margin-top="0in" fo:margin-bottom="0in" style:wrap="parallel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138in" fo:border="0.74pt solid #000000" style:writing-mode="lr-tb" draw:wrap-influence-on-position="once-successive" loext:allow-overlap="true"/>
    </style:style>
    <number:date-style style:name="N129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<text:database-display text:table-name="" text:table-type="table" text:column-name="titre_pour_courriers">«titre_pour_courriers»</text:database-display></text:span><text:span text:style-name="T1">,</text:span></text:p>
      <text:p text:style-name="P1"/>
      <text:p text:style-name="Standard"><text:span text:style-name="T1">Nous vous prions de trouver ci-joint un chèque barré N° </text:span><text:span text:style-name="T1"><text:database-display text:table-name="" text:table-type="table" text:column-name="N_cheque">«N_cheque»</text:database-display></text:span><text:span text:style-name="T1"><text:s/>pour un montant de :</text:span></text:p>
      <text:p text:style-name="Standard"><text:span text:style-name="T1"><text:database-display text:table-name="" text:table-type="table" text:column-name="MT_RIST_CHIFFRES">«MT_RIST_CHIFFRES»</text:database-display></text:span><text:span text:style-name="T1"><text:s text:c="2"/></text:span></text:p>
      <text:p text:style-name="P1"><text:database-display text:table-name="" text:table-type="table" text:column-name="MT_RIST_LETTRES">«MT_RIST_LETTRES»</text:database-display></text:p>
      <text:p text:style-name="Standard"><text:span text:style-name="T1"><text:database-display text:table-name="" text:table-type="table" text:column-name="Ligne_2_mt_en_lettres">«Ligne_2_mt_en_lettres»</text:database-display></text:span><text:span text:style-name="T1">.</text:span></text:p>
      <text:p text:style-name="Standard"><text:span text:style-name="T1">correspondant à l'avenant sur votre contrat </text:span><text:span text:style-name="T1"><text:database-display text:table-name="" text:table-type="table" text:column-name="appellation_courante_contrat">«appellation_courante_contrat»</text:database-display></text:span><text:span text:style-name="T1"><text:s/>(police n° </text:span><text:span text:style-name="T1"><text:database-display text:table-name="" text:table-type="table" text:column-name="No_police">«No_police»</text:database-display></text:span><text:span text:style-name="T1">).</text:span></text:p>
      <text:p text:style-name="P1"/>
      <text:p text:style-name="Standard"><text:span text:style-name="T1">Nous restons à votre disposition pour tout renseignement complémentaire et vous <text:s/>souhaitant bonne réception de la présente, nous vous prions d’agréer, </text:span><text:span text:style-name="T1"><text:database-display text:table-name="" text:table-type="table" text:column-name="titre_pour_courriers">«titre_pour_courriers»</text:database-display></text:span><text:span text:style-name="T1">, nos salutations distinguées.</text:span></text:p>
      <text:p text:style-name="P1"/>
      <text:p text:style-name="P1"/>
      <text:p text:style-name="P1"/>
      <text:p text:style-name="P1"/>
      <text:p text:style-name="P1"><text:tab/><text:tab/><text:tab/><text:tab/><text:tab/><text:tab/><text:tab/><text:tab/>Pour le Cabinet</text:p>
      <text:p text:style-name="P1"/>
      <text:p text:style-name="P1"/>
      <text:p text:style-name="P1"/>
      <text:p text:style-name="P1"/>
      <text:p text:style-name="P1"/>
      <text:p text:style-name="P2"><draw:frame draw:style-name="fr1" draw:name="Frame1" text:anchor-type="paragraph" svg:x="0.6701in" svg:y="0.2327in" svg:width="7.4118in" draw:z-index="0"><draw:text-box fo:min-height="2.2193in"><text:p text:style-name="P3"><text:tab/><text:tab/><text:tab/><text:tab/><text:tab/><text:tab/><text:tab/><text:tab/><text:tab/><text:span text:style-name="T2">€ <text:s/>***</text:span><text:span text:style-name="T2"><text:database-display text:table-name="" text:table-type="table" text:column-name="MT_RIST_CHIFFRES">«MT_RIST_CHIFFRES»</text:database-display></text:span><text:span text:style-name="T2">***</text:span></text:p><text:p text:style-name="P3"/><text:p text:style-name="P3"><text:tab/><text:tab/></text:p><text:p text:style-name="P3">Payez contre ce chèque en € <text:s/><text:database-display text:table-name="" text:table-type="table" text:column-name="MT_RIST_LETTRES">«MT_RIST_LETTRES»</text:database-display></text:p><text:p text:style-name="P3"><text:tab/><text:tab/><text:tab/><text:database-display text:table-name="" text:table-type="table" text:column-name="Ligne_2_mt_en_lettres">«Ligne_2_mt_en_lettres»</text:database-display></text:p><text:p text:style-name="P3"/><text:p text:style-name="P3"><text:tab/><text:tab/>A <text:span text:style-name="T3"><text:database-display text:table-name="" text:table-type="table" text:column-name="Nom_prénom_ou_Raison_sociale">«Nom_prénom_ou_Raison_sociale»</text:database-display></text:span></text:p><text:p text:style-name="P3"/><text:p text:style-name="P3"><text:tab/><text:tab/><text:tab/><text:tab/><text:tab/><text:tab/><text:tab/><text:tab/><text:tab/>Les ULIS, </text:p><text:p text:style-name="P3"><text:tab/><text:tab/><text:tab/><text:tab/><text:tab/><text:tab/><text:tab/><text:tab/><text:tab/>Le <text:date style:data-style-name="N129" text:date-value="2025-10-28T01:07:28.038502014">28/10/2025</text:date></text:p><text:p text:style-name="P3"/></draw:text-box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utch" svg:font-family="Dutch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style:text-underline-style="solid" style:text-underline-width="auto" style:text-underline-color="font-color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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14" number:language="fr" number:country="FR">
      <number:day number:style="long"/>
      <number:text>/</number:text>
      <number:month number:style="long"/>
      <number:text>/</number:text>
      <number:year number:style="long"/>
    </number:date-style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Dutch" style:font-name-complex="Dutch"/>
    </style:style>
    <style:page-layout style:name="Mpm1">
      <style:page-layout-properties fo:page-width="8.2681in" fo:page-height="11.6929in" style:num-format="1" style:print-orientation="portrait" fo:margin-top="0.9839in" fo:margin-bottom="0.5in" fo:margin-left="0.9839in" fo:margin-right="0.983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39in" fo:margin-top="0.4453in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 </text:p>
        <text:p text:style-name="MP2">Sarl au capital de 50000 F <text:s/>RC Corbeil 80 B 547 <text:s/>N.SIRET 215 472 657 00015 <text:s/>N.SIREN 215 472 657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meta:initial-creator>bruno</meta:initial-creator>
    <meta:creation-date>1999-05-20T14:29:00</meta:creation-date>
    <dc:creator>BEL AIR</dc:creator>
    <dc:date>2011-09-22T12:43:00</dc:date>
    <meta:editing-cycles>60</meta:editing-cycles>
    <meta:editing-duration>PT22M</meta:editing-duration>
    <meta:document-statistic meta:table-count="0" meta:image-count="0" meta:object-count="0" meta:page-count="1" meta:paragraph-count="17" meta:word-count="95" meta:character-count="863" meta:non-whitespace-character-count="732"/>
    <meta:generator>LibreOffice/25.8.1.1$Windows_X86_64 LibreOffice_project/54047653041915e595ad4e45cccea684809c77b5</meta:generator>
  </office:meta>
</office:document-meta>
</file>